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7cm"/>
    </style:style>
    <style:style style:name="co2" style:family="table-column">
      <style:table-column-properties fo:break-before="auto" style:column-width="10.358cm"/>
    </style:style>
    <style:style style:name="co3" style:family="table-column">
      <style:table-column-properties fo:break-before="auto" style:column-width="10.933cm"/>
    </style:style>
    <style:style style:name="co4" style:family="table-column">
      <style:table-column-properties fo:break-before="auto" style:column-width="2.417cm"/>
    </style:style>
    <style:style style:name="co5" style:family="table-column">
      <style:table-column-properties fo:break-before="auto" style:column-width="6.962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1.759cm"/>
    </style:style>
    <style:style style:name="co8" style:family="table-column">
      <style:table-column-properties fo:break-before="auto" style:column-width="1.896cm"/>
    </style:style>
    <style:style style:name="co9" style:family="table-column">
      <style:table-column-properties fo:break-before="auto" style:column-width="2.06cm"/>
    </style:style>
    <style:style style:name="co10" style:family="table-column">
      <style:table-column-properties fo:break-before="auto" style:column-width="3.54cm"/>
    </style:style>
    <style:style style:name="co11" style:family="table-column">
      <style:table-column-properties fo:break-before="auto" style:column-width="4.415cm"/>
    </style:style>
    <style:style style:name="co12" style:family="table-column">
      <style:table-column-properties fo:break-before="auto" style:column-width="2.334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143cm"/>
    </style:style>
    <style:style style:name="co15" style:family="table-column">
      <style:table-column-properties fo:break-before="auto" style:column-width="1.157cm"/>
    </style:style>
    <style:style style:name="co16" style:family="table-column">
      <style:table-column-properties fo:break-before="auto" style:column-width="5.812cm"/>
    </style:style>
    <style:style style:name="co17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>
      <style:table-cell-properties fo:padding="0.101cm"/>
      <style:text-properties style:font-name="Arial" fo:font-size="10pt" fo:font-style="normal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7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8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fo:font-style="normal" style:text-underline-style="none" fo:font-weight="normal"/>
    </style:style>
    <style:style style:name="ce29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30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31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2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fo:font-style="normal" style:text-underline-style="none" fo:font-weight="normal"/>
    </style:style>
    <style:style style:name="ce33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4" style:family="table-cell" style:parent-style-name="Default">
      <style:table-cell-properties fo:padding="0.101cm"/>
      <style:text-properties style:font-name="Arial" fo:font-style="norm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" table:default-cell-style-name="ce2"/>
        <table:table-column table:style-name="co12" table:default-cell-style-name="ce2"/>
        <table:table-column table:style-name="co13" table:number-columns-repeated="242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table:number-columns-repeated="241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number-columns-repeated="3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number-columns-repeated="3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ETRIL - Coop. de Eletr. e Telef. Rurais de Ibiúna Ltda.</text:p>
          </table:table-cell>
          <table:table-cell table:style-name="ce4" office:value-type="string">
            <text:p>Rua Tabelião Salvador Rolim de Freitas</text:p>
          </table:table-cell>
          <table:table-cell table:style-name="ce16" office:value-type="string">
            <text:p>3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number-columns-repeated="4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5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number-columns-repeated="4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-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2" table:style-name="ce20" office:value-type="string">
            <text:p>-</text:p>
          </table:table-cell>
          <table:table-cell table:number-columns-repeated="3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4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number-columns-repeated="3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13109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number-columns-repeated="2"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adeireira Ibiúna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SP 250 - Km 67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/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Xiko Karpa</text:p>
          </table:table-cell>
          <table:table-cell table:style-name="ce13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5" table:style-name="ce13" office:value-type="string">
            <text:p>-</text:p>
          </table:table-cell>
          <table:table-cell table:number-columns-repeated="241"/>
        </table:table-row>
        <table:table-row table:style-name="ro1" table:number-rows-repeated="65468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4" table:default-cell-style-name="ce2"/>
        <table:table-column table:style-name="co1" table:default-cell-style-name="ce2"/>
        <table:table-column table:style-name="co15" table:default-cell-style-name="ce27"/>
        <table:table-column table:style-name="co16" table:default-cell-style-name="ce27"/>
        <table:table-column table:style-name="co17" table:default-cell-style-name="ce33"/>
        <table:table-column table:style-name="co13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4" office:value-type="string">
            <text:p>QTD</text:p>
          </table:table-cell>
          <table:table-cell table:style-name="ce24" office:value-type="string">
            <text:p>DESCRIÇÃO</text:p>
          </table:table-cell>
          <table:table-cell table:style-name="ce30" office:value-type="string">
            <text:p>VALOR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CAO-COBRANCAS</text:p>
          </table:table-cell>
          <table:table-cell table:style-name="ce25" office:value-type="float" office:value="9">
            <text:p>9</text:p>
          </table:table-cell>
          <table:table-cell table:style-name="ce25" office:value-type="string">
            <text:p>Xerox emitidos no mês</text:p>
          </table:table-cell>
          <table:table-cell table:style-name="ce31" table:formula="oooc:=[.C2]*0.3" office:value-type="float" office:value="2.7">
            <text:p>2,7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ENOR</text:p>
          </table:table-cell>
          <table:table-cell table:style-name="ce25" office:value-type="float" office:value="79">
            <text:p>79</text:p>
          </table:table-cell>
          <table:table-cell table:style-name="ce25" office:value-type="string">
            <text:p>Xerox emitidos no mês</text:p>
          </table:table-cell>
          <table:table-cell table:style-name="ce31" table:formula="oooc:=[.C3]*0.3" office:value-type="float" office:value="23.7">
            <text:p>23,7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4">
            <text:p>3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856">
            <text:p>8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26">
            <text:p>12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5" office:value-type="string">
            <text:p>ANA-CECILIA</text:p>
          </table:table-cell>
          <table:table-cell table:style-name="ce25" office:value-type="float" office:value="21">
            <text:p>2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0]*0.3" office:value-type="float" office:value="6.3">
            <text:p>6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DAKASA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07">
            <text:p>10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52">
            <text:p>5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492">
            <text:p>49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BOITEUX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Xerox emitidos no mês</text:p>
          </table:table-cell>
          <table:table-cell table:style-name="ce31" table:formula="oooc:=[.C21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86">
            <text:p>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02">
            <text:p>10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3">
            <text:p>3</text:p>
          </table:table-cell>
          <table:table-cell table:style-name="ce29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335">
            <text:p>33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8">
            <text:p>10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67">
            <text:p>67</text:p>
          </table:table-cell>
          <table:table-cell table:style-name="ce25" office:value-type="string">
            <text:p>Xerox emitidos no mês</text:p>
          </table:table-cell>
          <table:table-cell table:style-name="ce31" table:formula="oooc:=[.C32]*0.3" office:value-type="float" office:value="20.1">
            <text:p>20,1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3">
            <text:p>3</text:p>
          </table:table-cell>
          <table:table-cell table:style-name="ce29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8">
            <text:p>1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14">
            <text:p>1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8">
            <text:p>16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316">
            <text:p>3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52">
            <text:p>5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537">
            <text:p>5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79">
            <text:p>7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73">
            <text:p>7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238">
            <text:p>23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11">
            <text:p>11</text:p>
          </table:table-cell>
          <table:table-cell table:style-name="ce25" office:value-type="string">
            <text:p>Xerox emitidos no mês</text:p>
          </table:table-cell>
          <table:table-cell table:style-name="ce31" table:formula="oooc:=[.C55]*0.3" office:value-type="float" office:value="3.3">
            <text:p>3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RIA-AP-MACHADO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90">
            <text:p>9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80">
            <text:p>8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58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60">
            <text:p>6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MOVETAKE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Xerox emitidos no mês</text:p>
          </table:table-cell>
          <table:table-cell table:style-name="ce31" table:formula="oooc:=[.C60]*0.3" office:value-type="float" office:value="1.2">
            <text:p>1,2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77">
            <text:p>17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350">
            <text:p>3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59">
            <text:p>1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RICARDO-TEIXEIRA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Xerox emitidos no mês</text:p>
          </table:table-cell>
          <table:table-cell table:style-name="ce31" table:formula="oooc:=[.C70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88">
            <text:p>8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52">
            <text:p>5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5" office:value-type="string">
            <text:p>VALTER-SCHANDERT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99">
            <text:p>9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VANDERLE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AVISO</text:p>
          </table:table-cell>
          <table:table-cell table:style-name="ce23" office:value-type="string">
            <text:p>VANDERLE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Xerox emitidos no mês</text:p>
          </table:table-cell>
          <table:table-cell table:style-name="ce32" table:formula="oooc:=[.C79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92">
            <text:p>9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XIKO-KARPA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220">
            <text:p>2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XIKO-KARPA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Xerox emitidos no mês</text:p>
          </table:table-cell>
          <table:table-cell table:style-name="ce31" table:formula="oooc:=[.C84]*0.3" office:value-type="float" office:value="2.1">
            <text:p>2,1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6">
            <text:p>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CAO-COBRANC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5">
            <text:p>5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483">
            <text:p>48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NASTA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0">
            <text:p>9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6">
            <text:p>8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12">
            <text:p>12</text:p>
          </table:table-cell>
          <table:table-cell table:style-name="ce25" office:value-type="string">
            <text:p>Xerox emitidos no mês</text:p>
          </table:table-cell>
          <table:table-cell table:style-name="ce31" table:formula="oooc:=[.C93]*0.3" office:value-type="float" office:value="3.6">
            <text:p>3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730">
            <text:p>73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CETRI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Prestação de serviços</text:p>
          </table:table-cell>
          <table:table-cell table:style-name="ce31" office:value-type="float" office:value="63.83">
            <text:p>63,83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22">
            <text:p>32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FLA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70">
            <text:p>7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office:value-type="float" office:value="30">
            <text:p>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24">
            <text:p>2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495">
            <text:p>49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1">
            <text:p>1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03]*0.3" office:value-type="float" office:value="3.3">
            <text:p>3,3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27">
            <text:p>22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1" table:formula="oooc:=[.C105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25">
            <text:p>12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8">
            <text:p>8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67">
            <text:p>6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368">
            <text:p>36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RCO-SPLENDORE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16">
            <text:p>11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3">
            <text:p>19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66">
            <text:p>1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0">
            <text:p>6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97">
            <text:p>9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13" office:value-type="string">
            <text:p>PSA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Xerox emitidos no mês</text:p>
          </table:table-cell>
          <table:table-cell table:style-name="ce31" table:formula="oooc:=[.C115]*0.3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RICAR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8">
            <text:p>12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74">
            <text:p>47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7">
            <text:p>17</text:p>
          </table:table-cell>
          <table:table-cell table:style-name="ce25" office:value-type="string">
            <text:p>Xerox emitidos no mês</text:p>
          </table:table-cell>
          <table:table-cell table:style-name="ce31" table:formula="oooc:=[.C120]*0.3" office:value-type="float" office:value="5.1">
            <text:p>5,1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86">
            <text:p>38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2">
            <text:p>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07">
            <text:p>10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3">
            <text:p>14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0">
            <text:p>110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CASA-DE-FRIOS</text:p>
          </table:table-cell>
          <table:table-cell table:style-name="ce28" office:value-type="float" office:value="7">
            <text:p>7</text:p>
          </table:table-cell>
          <table:table-cell table:style-name="ce28" office:value-type="string">
            <text:p>Xerox emitidos no mês</text:p>
          </table:table-cell>
          <table:table-cell table:style-name="ce32" table:formula="oooc:=[.C131]*0.3" office:value-type="float" office:value="2.1">
            <text:p>2,1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38">
            <text:p>438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CASSIA</text:p>
          </table:table-cell>
          <table:table-cell table:style-name="ce28" office:value-type="float" office:value="32">
            <text:p>32</text:p>
          </table:table-cell>
          <table:table-cell table:style-name="ce28" office:value-type="string">
            <text:p>Xerox emitidos no mês</text:p>
          </table:table-cell>
          <table:table-cell table:style-name="ce32" table:formula="oooc:=[.C133]*0.3" office:value-type="float" office:value="9.6">
            <text:p>9,6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2">
            <text:p>10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32">
            <text:p>13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5">
            <text:p>10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13">
            <text:p>13</text:p>
          </table:table-cell>
          <table:table-cell table:style-name="ce25" office:value-type="string">
            <text:p>Xerox emitidos no mês</text:p>
          </table:table-cell>
          <table:table-cell table:style-name="ce31" table:formula="oooc:=[.C137]*0.3" office:value-type="float" office:value="3.9">
            <text:p>3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1" table:formula="oooc:=[.C141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202">
            <text:p>202,0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TS</text:p>
          </table:table-cell>
          <table:table-cell table:style-name="ce25" office:value-type="float" office:value="58">
            <text:p>58</text:p>
          </table:table-cell>
          <table:table-cell table:style-name="ce25" office:value-type="string">
            <text:p>Xerox emitidos no mês</text:p>
          </table:table-cell>
          <table:table-cell table:style-name="ce31" table:formula="oooc:=[.C146]*0.3" office:value-type="float" office:value="17.4">
            <text:p>17,4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60">
            <text:p>16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15">
            <text:p>31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2">
            <text:p>11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4">
            <text:p>6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5">
            <text:p>14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72">
            <text:p>17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AP-MACHA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34">
            <text:p>13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7">
            <text:p>17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58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50">
            <text:p>35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59">
            <text:p>1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9">
            <text:p>69,00</text:p>
          </table:table-cell>
          <table:table-cell table:style-name="ce34"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ROLIM</text:p>
          </table:table-cell>
          <table:table-cell table:style-name="ce25" office:value-type="float" office:value="92">
            <text:p>92</text:p>
          </table:table-cell>
          <table:table-cell table:style-name="ce28" office:value-type="string">
            <text:p>Xerox emitidos no mês</text:p>
          </table:table-cell>
          <table:table-cell table:style-name="ce32" table:formula="oooc:=[.C162]*0.3" office:value-type="float" office:value="27.6">
            <text:p>27,6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8">
            <text:p>88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SUCESAR</text:p>
          </table:table-cell>
          <table:table-cell table:style-name="ce25" office:value-type="float" office:value="12">
            <text:p>12</text:p>
          </table:table-cell>
          <table:table-cell table:style-name="ce28" office:value-type="string">
            <text:p>Xerox emitidos no mês</text:p>
          </table:table-cell>
          <table:table-cell table:style-name="ce32" table:formula="oooc:=[.C164]*0.3" office:value-type="float" office:value="3.6">
            <text:p>3,6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2">
            <text:p>92,00</text:p>
          </table:table-cell>
          <table:table-cell table:number-columns-repeated="251"/>
        </table:table-row>
        <table:table-row table:style-name="ro1" table:number-rows-repeated="65369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66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27">27/11/2007</text:date>, <text:time>09:56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Carlos Augusto Marcicano</meta:initial-creator>
    <meta:creation-date>2007-08-03T15:08:45</meta:creation-date>
    <dc:creator>Carlos Augusto Marcicano</dc:creator>
    <dc:date>2007-11-27T09:56:33</dc:date>
    <meta:printed-by>Carlos Augusto Marcicano</meta:printed-by>
    <meta:print-date>2007-09-27T11:53:34</meta:print-date>
    <dc:language>pt-BR</dc:language>
    <meta:editing-cycles>247</meta:editing-cycles>
    <meta:editing-duration>PT12H0M34S</meta:editing-duration>
    <meta:user-defined meta:name="Info 1"/>
    <meta:user-defined meta:name="Info 2"/>
    <meta:user-defined meta:name="Info 3"/>
    <meta:user-defined meta:name="Info 4"/>
    <meta:document-statistic meta:table-count="2" meta:cell-count="1767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src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src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